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eX Gyre Bonum" svg:font-family="'TeX Gyre Bonum'" style:font-pitch="variable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" style:list-style-name="L2">
      <style:text-properties style:font-name="TeXGyreTermes" fo:font-size="11pt" style:font-size-asian="11pt" style:font-size-complex="11pt"/>
    </style:style>
    <style:style style:name="P2" style:family="paragraph" style:parent-style-name="Heading" style:list-style-name="L14">
      <style:text-properties style:font-name="TeXGyreTermes" fo:font-size="11pt" style:font-size-asian="11pt" style:font-size-complex="11pt"/>
    </style:style>
    <style:style style:name="P3" style:family="paragraph" style:parent-style-name="Heading" style:list-style-name="L25">
      <style:text-properties style:font-name="TeXGyreTermes" fo:font-size="11pt" style:font-size-asian="11pt" style:font-size-complex="11pt"/>
    </style:style>
    <style:style style:name="P4" style:family="paragraph" style:parent-style-name="Heading" style:list-style-name="L38">
      <style:text-properties style:font-name="TeXGyreTermes" fo:font-size="11pt" style:font-size-asian="11pt" style:font-size-complex="11pt"/>
    </style:style>
    <style:style style:name="P5" style:family="paragraph" style:parent-style-name="Heading" style:list-style-name="L2">
      <style:text-properties style:font-name="TeXGyreTermes"/>
    </style:style>
    <style:style style:name="P6" style:family="paragraph" style:parent-style-name="Heading" style:list-style-name="L2">
      <style:text-properties style:font-name="TeXGyreTermes" officeooo:paragraph-rsid="000fe418"/>
    </style:style>
    <style:style style:name="P7" style:family="paragraph" style:parent-style-name="Heading" style:list-style-name="L14">
      <style:text-properties style:font-name="TeXGyreTermes"/>
    </style:style>
    <style:style style:name="P8" style:family="paragraph" style:parent-style-name="Heading" style:list-style-name="L25">
      <style:text-properties style:font-name="TeXGyreTermes"/>
    </style:style>
    <style:style style:name="P9" style:family="paragraph" style:parent-style-name="Preformatted_20_Text">
      <style:text-properties style:font-name="TeXGyreTermes"/>
    </style:style>
    <style:style style:name="P10" style:family="paragraph" style:parent-style-name="Preformatted_20_Text">
      <style:text-properties style:font-name="TeXGyreTermes" officeooo:rsid="00017f9e" officeooo:paragraph-rsid="000ac03b"/>
    </style:style>
    <style:style style:name="P11" style:family="paragraph" style:parent-style-name="Preformatted_20_Text" style:list-style-name="L25">
      <style:text-properties style:font-name="TeXGyreTermes" officeooo:paragraph-rsid="000ac03b"/>
    </style:style>
    <style:style style:name="P12" style:family="paragraph" style:parent-style-name="Preformatted_20_Text" style:list-style-name="L25">
      <style:text-properties style:font-name="TeXGyreTermes" officeooo:rsid="000ac03b" officeooo:paragraph-rsid="000ac03b"/>
    </style:style>
    <style:style style:name="P13" style:family="paragraph" style:parent-style-name="Preformatted_20_Text">
      <style:text-properties style:font-name="TeXGyreTermes" officeooo:paragraph-rsid="000ac03b"/>
    </style:style>
    <style:style style:name="P14" style:family="paragraph" style:parent-style-name="Preformatted_20_Text" style:list-style-name="L39">
      <style:text-properties style:font-name="TeXGyreTermes" officeooo:rsid="000e5b85" officeooo:paragraph-rsid="000e5b85"/>
    </style:style>
    <style:style style:name="P15" style:family="paragraph" style:parent-style-name="Heading_20_3" style:list-style-name="L40">
      <style:text-properties style:font-name="TeXGyreTermes" fo:font-size="13pt" style:font-size-asian="13pt" style:font-size-complex="13pt"/>
    </style:style>
    <style:style style:name="P16" style:family="paragraph" style:parent-style-name="Heading_20_3" style:list-style-name="L41">
      <style:text-properties style:font-name="TeXGyreTermes" fo:font-size="13pt" style:font-size-asian="13pt" style:font-size-complex="13pt"/>
    </style:style>
    <style:style style:name="P17" style:family="paragraph" style:parent-style-name="Heading_20_3" style:list-style-name="L42">
      <style:text-properties style:font-name="TeXGyreTermes" fo:font-size="13pt" style:font-size-asian="13pt" style:font-size-complex="13pt"/>
    </style:style>
    <style:style style:name="P18" style:family="paragraph" style:parent-style-name="Heading_20_3" style:list-style-name="L44">
      <style:text-properties style:font-name="TeXGyreTermes" fo:font-size="13pt" style:font-size-asian="13pt" style:font-size-complex="13pt"/>
    </style:style>
    <style:style style:name="P19" style:family="paragraph" style:parent-style-name="Heading_20_3" style:list-style-name="L45">
      <style:text-properties style:font-name="TeXGyreTermes" fo:font-size="13pt" style:font-size-asian="13pt" style:font-size-complex="13pt"/>
    </style:style>
    <style:style style:name="P20" style:family="paragraph" style:parent-style-name="Heading_20_3" style:list-style-name="L47">
      <style:text-properties style:font-name="TeXGyreTermes" fo:font-size="13pt" style:font-size-asian="13pt" style:font-size-complex="13pt"/>
    </style:style>
    <style:style style:name="P21" style:family="paragraph" style:parent-style-name="Heading_20_3" style:list-style-name="L48">
      <style:text-properties style:font-name="TeXGyreTermes" fo:font-size="13pt" style:font-size-asian="13pt" style:font-size-complex="13pt"/>
    </style:style>
    <style:style style:name="P22" style:family="paragraph" style:parent-style-name="Heading_20_3" style:list-style-name="L49">
      <style:text-properties style:font-name="TeXGyreTermes" fo:font-size="13pt" style:font-size-asian="13pt" style:font-size-complex="13pt"/>
    </style:style>
    <style:style style:name="P23" style:family="paragraph" style:parent-style-name="Heading_20_3" style:list-style-name="L50">
      <style:text-properties style:font-name="TeXGyreTermes" fo:font-size="13pt" style:font-size-asian="13pt" style:font-size-complex="13pt"/>
    </style:style>
    <style:style style:name="P24" style:family="paragraph" style:parent-style-name="Heading_20_3" style:list-style-name="L51">
      <style:text-properties style:font-name="TeXGyreTermes" fo:font-size="13pt" style:font-size-asian="13pt" style:font-size-complex="13pt"/>
    </style:style>
    <style:style style:name="P25" style:family="paragraph" style:parent-style-name="Heading_20_3" style:list-style-name="L52">
      <style:text-properties style:font-name="TeXGyreTermes" fo:font-size="13pt" style:font-size-asian="13pt" style:font-size-complex="13pt"/>
    </style:style>
    <style:style style:name="P26" style:family="paragraph" style:parent-style-name="Heading_20_1">
      <style:text-properties style:font-name="TeXGyreTermes"/>
    </style:style>
    <style:style style:name="P27" style:family="paragraph" style:parent-style-name="Heading_20_1">
      <style:text-properties style:font-name="TeXGyreTermes" fo:font-size="15pt" style:font-size-asian="15pt" style:font-size-complex="15pt"/>
    </style:style>
    <style:style style:name="P28" style:family="paragraph" style:parent-style-name="Subtitle">
      <style:paragraph-properties fo:text-align="start" style:justify-single-word="false"/>
      <style:text-properties style:font-name="TeXGyreTermes" officeooo:paragraph-rsid="00107486"/>
    </style:style>
    <style:style style:name="T1" style:family="text">
      <style:text-properties officeooo:rsid="00057c68"/>
    </style:style>
    <style:style style:name="T2" style:family="text">
      <style:text-properties fo:font-size="12.75pt"/>
    </style:style>
    <style:style style:name="T3" style:family="text">
      <style:text-properties officeooo:rsid="00080735"/>
    </style:style>
    <style:style style:name="T4" style:family="text">
      <style:text-properties officeooo:rsid="000ac03b"/>
    </style:style>
    <style:style style:name="T5" style:family="text">
      <style:text-properties officeooo:rsid="000c3616"/>
    </style:style>
    <style:style style:name="T6" style:family="text">
      <style:text-properties officeooo:rsid="000d28ff"/>
    </style:style>
    <style:style style:name="T7" style:family="text">
      <style:text-properties officeooo:rsid="000e5b85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c3616" style:font-size-asian="11pt" style:font-size-complex="11pt"/>
    </style:style>
    <style:style style:name="T10" style:family="text">
      <style:text-properties fo:font-size="11pt" officeooo:rsid="000fe418" style:font-size-asian="11pt" style:font-size-complex="11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0fe418" style:font-size-asian="15pt" style:font-size-complex="15pt"/>
    </style:style>
    <style:style style:name="T13" style:family="text">
      <style:text-properties fo:font-size="15pt" officeooo:rsid="00107486" style:font-size-asian="15pt" style:font-size-complex="15pt"/>
    </style:style>
    <style:style style:name="T14" style:family="text">
      <style:text-properties officeooo:rsid="000fe418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0fe418" style:font-size-asian="8pt" style:font-size-complex="8pt"/>
    </style:style>
    <style:style style:name="T17" style:family="text">
      <style:text-properties fo:font-size="8pt" officeooo:rsid="00107486" style:font-size-asian="8pt" style:font-size-complex="8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0fe418" style:font-size-asian="10.5pt" style:font-size-complex="10.5pt"/>
    </style:style>
    <style:style style:name="T20" style:family="text">
      <style:text-properties fo:font-size="10.5pt" officeooo:rsid="00107486" style:font-size-asian="10.5pt" style:font-size-complex="10.5pt"/>
    </style:style>
    <style:style style:name="T21" style:family="text">
      <style:text-properties officeooo:rsid="001074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28"><text:soft-page-break/>Thesis:<text:span text:style-name="T18"> </text:span><text:span text:style-name="T20">(Methodology and Implementation → Literature review→ conclusion → Introduction)</text:span></text:p>
      <text:h text:style-name="P26" text:outline-level="1"><text:span text:style-name="T11">Introduction</text:span>:<text:span text:style-name="T11"> </text:span><text:span text:style-name="T16">(*This is a very basic structure of the introduction. A more detailed one would be written after the <text:tab/><text:tab/><text:tab/><text:tab/></text:span><text:span text:style-name="T17">conclusion</text:span><text:span text:style-name="T16"> )</text:span></text:h>
      <text:list xml:id="list2472687577" text:style-name="L40">
        <text:list-item>
          <text:list>
            <text:list-item>
              <text:list>
                <text:list-item>
                  <text:h text:style-name="P15" text:outline-level="3">Motivation:</text:h>
                </text:list-item>
              </text:list>
            </text:list-item>
          </text:list>
        </text:list-item>
      </text:list>
      <text:list xml:id="list3834118540" text:style-name="L2">
        <text:list-item>
          <text:list>
            <text:list-item>
              <text:p text:style-name="P1">Why is sensor based navigation important?</text:p>
            </text:list-item>
            <text:list-item>
              <text:p text:style-name="P5"><text:span text:style-name="T8">Similar applications?</text:span></text:p>
            </text:list-item>
          </text:list>
        </text:list-item>
      </text:list>
      <text:list xml:id="list3222994054" text:style-name="L41">
        <text:list-item>
          <text:list>
            <text:list-item>
              <text:list>
                <text:list-item>
                  <text:h text:style-name="P16" text:outline-level="3">Problem Statement</text:h>
                </text:list-item>
              </text:list>
            </text:list-item>
          </text:list>
        </text:list-item>
      </text:list>
      <text:list xml:id="list160626748795195" text:continue-list="list3834118540" text:style-name="L2">
        <text:list-item>
          <text:list>
            <text:list-item text:start-value="1">
              <text:p text:style-name="P1">What is the thesis about?</text:p>
            </text:list-item>
            <text:list-item>
              <text:p text:style-name="P6"><text:span text:style-name="T10">Explain</text:span><text:span text:style-name="T8"> the problem</text:span></text:p>
            </text:list-item>
          </text:list>
        </text:list-item>
      </text:list>
      <text:list xml:id="list3114495343" text:style-name="L42">
        <text:list-item>
          <text:list>
            <text:list-item>
              <text:list>
                <text:list-item>
                  <text:h text:style-name="P17" text:outline-level="3">Aim</text:h>
                </text:list-item>
              </text:list>
            </text:list-item>
          </text:list>
        </text:list-item>
      </text:list>
      <text:list xml:id="list160626506451448" text:continue-list="list160626748795195" text:style-name="L2">
        <text:list-item>
          <text:list>
            <text:list-item text:start-value="1">
              <text:p text:style-name="P5"><text:span text:style-name="T8">The aim of the thesis</text:span></text:p>
            </text:list-item>
          </text:list>
        </text:list-item>
      </text:list>
      <text:h text:style-name="P27" text:outline-level="1">Literature Review:</text:h>
      <text:list xml:id="list2614186398" text:style-name="L44">
        <text:list-item>
          <text:list>
            <text:list-item>
              <text:list>
                <text:list-item>
                  <text:h text:style-name="P18" text:outline-level="3">ROS / Linux</text:h>
                </text:list-item>
              </text:list>
            </text:list-item>
          </text:list>
        </text:list-item>
      </text:list>
      <text:list xml:id="list787898670" text:style-name="L14">
        <text:list-item>
          <text:list>
            <text:list-item>
              <text:list>
                <text:list-item text:start-value="1">
                  <text:p text:style-name="P7"><text:span text:style-name="T8">What is ROS?<text:tab/><text:tab/></text:span><text:tab/></text:p>
                </text:list-item>
              </text:list>
            </text:list-item>
          </text:list>
        </text:list-item>
      </text:list>
      <text:list xml:id="list2453307185" text:style-name="L45">
        <text:list-item>
          <text:list>
            <text:list-item>
              <text:list>
                <text:list-item>
                  <text:h text:style-name="P19" text:outline-level="3">Robot</text:h>
                </text:list-item>
              </text:list>
            </text:list-item>
          </text:list>
        </text:list-item>
      </text:list>
      <text:list xml:id="list160626287911321" text:continue-list="list787898670" text:style-name="L14">
        <text:list-item>
          <text:list>
            <text:list-item>
              <text:list>
                <text:list-item text:start-value="1">
                  <text:p text:style-name="P2">What <text:span text:style-name="T3">is</text:span> Lego <text:span text:style-name="T1">B</text:span>oost?</text:p>
                </text:list-item>
                <text:list-item>
                  <text:p text:style-name="P2">Specs?</text:p>
                </text:list-item>
              </text:list>
            </text:list-item>
          </text:list>
        </text:list-item>
      </text:list>
      <text:list xml:id="list1932600138" text:style-name="L47">
        <text:list-item>
          <text:list>
            <text:list-item>
              <text:list>
                <text:list-item>
                  <text:h text:style-name="P20" text:outline-level="3">Bluetooth LE</text:h>
                </text:list-item>
              </text:list>
            </text:list-item>
          </text:list>
        </text:list-item>
      </text:list>
      <text:list xml:id="list160627317502735" text:continue-list="list160626287911321" text:style-name="L14">
        <text:list-item>
          <text:list>
            <text:list-item>
              <text:list>
                <text:list-item>
                  <text:p text:style-name="P2">What is Bluetooth LE?</text:p>
                </text:list-item>
                <text:list-item>
                  <text:p text:style-name="P7"><text:span text:style-name="T8">Why Bluetooth LE?</text:span></text:p>
                </text:list-item>
              </text:list>
            </text:list-item>
          </text:list>
        </text:list-item>
      </text:list>
      <text:list xml:id="list3772885906" text:style-name="L48">
        <text:list-item>
          <text:list>
            <text:list-item>
              <text:list>
                <text:list-item>
                  <text:h text:style-name="P21" text:outline-level="3">Lidar Sensor</text:h>
                </text:list-item>
              </text:list>
            </text:list-item>
          </text:list>
        </text:list-item>
      </text:list>
      <text:list xml:id="list160626730459939" text:continue-list="list160627317502735" text:style-name="L14">
        <text:list-item>
          <text:list>
            <text:list-item>
              <text:list>
                <text:list-item>
                  <text:p text:style-name="P2"><text:soft-page-break/>Which Sensor <text:span text:style-name="T5">is used</text:span>?</text:p>
                </text:list-item>
                <text:list-item>
                  <text:p text:style-name="P2">How does it work?</text:p>
                </text:list-item>
                <text:list-item>
                  <text:p text:style-name="P7"><text:span text:style-name="T8">Specs?</text:span></text:p>
                </text:list-item>
              </text:list>
            </text:list-item>
          </text:list>
        </text:list-item>
      </text:list>
      <text:list xml:id="list469595570" text:style-name="L49">
        <text:list-item>
          <text:list>
            <text:list-item>
              <text:list>
                <text:list-item>
                  <text:h text:style-name="P22" text:outline-level="3">Computer vision and OpenCV</text:h>
                </text:list-item>
              </text:list>
            </text:list-item>
          </text:list>
        </text:list-item>
      </text:list>
      <text:p text:style-name="P10"/>
      <text:h text:style-name="P26" text:outline-level="1"><text:span text:style-name="T11">Methodology and Implementation:</text:span></text:h>
      <text:list xml:id="list1204432471" text:style-name="L50">
        <text:list-item>
          <text:list>
            <text:list-item>
              <text:list>
                <text:list-item>
                  <text:h text:style-name="P23" text:outline-level="3">ROS System architecture:</text:h>
                </text:list-item>
              </text:list>
            </text:list-item>
          </text:list>
        </text:list-item>
      </text:list>
      <text:list xml:id="list1660334180" text:style-name="L25">
        <text:list-item>
          <text:list>
            <text:list-item>
              <text:list>
                <text:list-item>
                  <text:list>
                    <text:list-item>
                      <text:p text:style-name="P3">Design of the packages layer and the description of each package.</text:p>
                    </text:list-item>
                    <text:list-item>
                      <text:p text:style-name="P3">Design of nodes layer and the description of each node functionality and how are they connected together.</text:p>
                    </text:list-item>
                    <text:list-item>
                      <text:p text:style-name="P3">UML diagramms and rqt tool diagrams </text:p>
                      <text:p text:style-name="P11"/>
                    </text:list-item>
                  </text:list>
                </text:list-item>
              </text:list>
            </text:list-item>
          </text:list>
        </text:list-item>
      </text:list>
      <text:list xml:id="list1185399110" text:style-name="L51">
        <text:list-item>
          <text:list>
            <text:list-item>
              <text:list>
                <text:list-item>
                  <text:h text:style-name="P24" text:outline-level="3">Robot</text:h>
                </text:list-item>
              </text:list>
            </text:list-item>
          </text:list>
        </text:list-item>
      </text:list>
      <text:list xml:id="list160627922514620" text:continue-list="list1660334180" text:style-name="L25">
        <text:list-item>
          <text:list>
            <text:list-item>
              <text:list>
                <text:list-item>
                  <text:list>
                    <text:list-item text:start-value="1">
                      <text:p text:style-name="P3">Robot design <text:span text:style-name="T6">(deferentially-steered vehicle)</text:span></text:p>
                    </text:list-item>
                    <text:list-item>
                      <text:p text:style-name="P3">Robot requirements</text:p>
                    </text:list-item>
                    <text:list-item>
                      <text:p text:style-name="P3">Robot simulation (URDF, tf tree, frames tree)</text:p>
                      <text:p text:style-name="P12"/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4"><text:tab/><text:tab/></text:span></text:p>
      <text:list xml:id="list4274482855" text:style-name="L52">
        <text:list-item>
          <text:list>
            <text:list-item>
              <text:list>
                <text:list-item>
                  <text:h text:style-name="P25" text:outline-level="3">Determining the position and orientation of the robot</text:h>
                </text:list-item>
              </text:list>
            </text:list-item>
          </text:list>
        </text:list-item>
      </text:list>
      <text:list xml:id="list160626347863770" text:continue-list="list160627922514620" text:style-name="L25">
        <text:list-item>
          <text:list>
            <text:list-item>
              <text:list>
                <text:list-item>
                  <text:list>
                    <text:list-item text:start-value="1">
                      <text:p text:style-name="P3">Pre-editing sensor <text:span text:style-name="T7">data. (Excluding the walls using scan_tools) </text:span></text:p>
                    </text:list-item>
                    <text:list-item>
                      <text:p text:style-name="P3">Computer vision approach</text:p>
                    </text:list-item>
                    <text:list-item>
                      <text:p text:style-name="P8"><text:span text:style-name="T9">2-sensors approach (</text:span><text:span text:style-name="T8">obstacle_detector package</text:span><text:span text:style-name="T9">)</text:span></text:p>
                    </text:list-item>
                  </text:list>
                  <text:p text:style-name="P12"/>
                </text:list-item>
              </text:list>
            </text:list-item>
          </text:list>
        </text:list-item>
      </text:list>
      <text:list xml:id="list160627476826696" text:continue-list="list4274482855" text:style-name="L52">
        <text:list-item>
          <text:list>
            <text:list-item>
              <text:list>
                <text:list-item>
                  <text:h text:style-name="P25" text:outline-level="3"><text:soft-page-break/>The control system and path planning</text:h>
                </text:list-item>
              </text:list>
            </text:list-item>
          </text:list>
        </text:list-item>
      </text:list>
      <text:list xml:id="list160627807605500" text:continue-list="list160626730459939" text:style-name="L14">
        <text:list-item>
          <text:list>
            <text:list-item>
              <text:list>
                <text:list-item>
                  <text:list>
                    <text:list-item>
                      <text:p text:style-name="P2">What is path planning?</text:p>
                    </text:list-item>
                    <text:list-item>
                      <text:p text:style-name="P2">Which methods are going to be used? ( Explanation+Implementation)</text:p>
                    </text:list-item>
                  </text:list>
                </text:list-item>
              </text:list>
            </text:list-item>
          </text:list>
        </text:list-item>
      </text:list>
      <text:list xml:id="list2797412764" text:style-name="L3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Moving to a point </text:p>
                        </text:list-item>
                        <text:list-item>
                          <text:p text:style-name="P4">Following a line</text:p>
                        </text:list-item>
                        <text:list-item>
                          <text:p text:style-name="P4">Following a trajector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7" text:outline-level="1">Results and Discussions</text:h>
      <text:h text:style-name="P27" text:outline-level="1">Conclusion</text:h>
      <text:list xml:id="list3282192372" text:style-name="L39">
        <text:list-header>
          <text:p text:style-name="P14"><text:span text:style-name="T2"><text:s text:c="2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eX Gyre Bonum" svg:font-family="'TeX Gyre Bonum'" style:font-pitch="variable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AR PL SungtiL GB" style:font-family-asian="'AR PL SungtiL GB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16:05:36.736898787</dc:date>
    <meta:editing-duration>PT10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47" meta:word-count="249" meta:character-count="1427" meta:non-whitespace-character-count="1254"/>
  </office:meta>
</office:document-meta>
</file>